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"/>
  <manifest:file-entry manifest:full-path="ObjectReplacements/Object 12" manifest:media-type="application/x-openoffice-gdimetafile;windows_formatname=&quot;GDIMetaFile&quot;"/>
  <manifest:file-entry manifest:full-path="ObjectReplacements/Object 18" manifest:media-type="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withoutfill">
      <style:graphic-properties draw:marker-end="Arrow" draw:marker-end-width="0.102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286cm" svg:height="2.286cm" svg:x="8.711cm" svg:y="4.464cm">
            <text:p text:style-name="P1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529cm" svg:height="0.539cm" svg:x="9.6cm" svg:y="5.353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g xml:id="id1" draw:id="id1">
          <draw:custom-shape draw:style-name="gr1" draw:text-style-name="P1" draw:layer="layout" svg:width="2.286cm" svg:height="2.286cm" svg:x="8.712cm" svg:y="4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832cm" svg:height="0.539cm" svg:x="9.601cm" svg:y="5.354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draw:g>
        <draw:g xml:id="id3" draw:id="id3">
          <draw:custom-shape draw:style-name="gr1" draw:text-style-name="P1" draw:layer="layout" svg:width="2.286cm" svg:height="2.286cm" svg:x="12.013cm" svg:y="4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487cm" svg:height="0.539cm" svg:x="12.902cm" svg:y="5.355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g xml:id="id5" draw:id="id5">
          <draw:custom-shape draw:style-name="gr1" draw:text-style-name="P1" draw:layer="layout" svg:width="2.286cm" svg:height="2.286cm" svg:x="15.314cm" svg:y="4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789cm" svg:height="0.539cm" svg:x="16.203cm" svg:y="5.356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g xml:id="id7" draw:id="id7">
          <draw:custom-shape draw:style-name="gr1" draw:text-style-name="P1" draw:layer="layout" svg:width="2.286cm" svg:height="2.286cm" svg:x="11.813cm" svg:y="7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874cm" svg:height="0.539cm" svg:x="12.702cm" svg:y="8.155cm">
            <t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draw:g xml:id="id8" draw:id="id8">
          <draw:custom-shape draw:style-name="gr1" draw:text-style-name="P1" draw:layer="layout" svg:width="2.286cm" svg:height="2.286cm" svg:x="15.114cm" svg:y="7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529cm" svg:height="0.539cm" svg:x="16.003cm" svg:y="8.156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g xml:id="id9" draw:id="id9">
          <draw:custom-shape draw:style-name="gr1" draw:text-style-name="P1" draw:layer="layout" svg:width="2.286cm" svg:height="2.286cm" svg:x="18.415cm" svg:y="7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831cm" svg:height="0.539cm" svg:x="19.304cm" svg:y="8.157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connector draw:style-name="gr3" draw:text-style-name="P1" draw:layer="layout" draw:type="line" svg:x1="9.855cm" svg:y1="6.751cm" svg:x2="12.954cm" svg:y2="10.465cm" draw:start-shape="id1" draw:start-glue-point="2" draw:end-shape="id2" svg:d="M9855 6751l3099 3714" svg:viewBox="0 0 3100 3715">
          <text:p/>
        </draw:connector>
        <draw:connector draw:style-name="gr3" draw:text-style-name="P1" draw:layer="layout" draw:type="line" svg:x1="13.156cm" svg:y1="6.752cm" svg:x2="16.258cm" svg:y2="10.468cm" draw:start-shape="id3" draw:start-glue-point="2" draw:end-shape="id4" draw:end-glue-point="0" svg:d="M13156 6752l3102 3716" svg:viewBox="0 0 3103 3717">
          <text:p/>
        </draw:connector>
        <draw:connector draw:style-name="gr3" draw:text-style-name="P1" draw:layer="layout" draw:type="line" svg:x1="16.457cm" svg:y1="6.753cm" svg:x2="19.559cm" svg:y2="10.469cm" draw:start-shape="id5" draw:start-glue-point="2" draw:end-shape="id6" draw:end-glue-point="0" svg:d="M16457 6753l3102 3716" svg:viewBox="0 0 3103 3717">
          <text:p/>
        </draw:connector>
        <draw:g xml:id="id2" draw:id="id2">
          <draw:custom-shape draw:style-name="gr1" draw:text-style-name="P1" draw:layer="layout" svg:width="2.286cm" svg:height="2.286cm" svg:x="11.811cm" svg:y="10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849cm" svg:height="0.539cm" svg:x="12.7cm" svg:y="11.354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 xml:id="id4" draw:id="id4">
          <draw:custom-shape draw:style-name="gr1" draw:text-style-name="P1" draw:layer="layout" svg:width="2.286cm" svg:height="2.286cm" svg:x="15.115cm" svg:y="10.4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504cm" svg:height="0.539cm" svg:x="16.004cm" svg:y="11.357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draw:g>
        <draw:g xml:id="id6" draw:id="id6">
          <draw:custom-shape draw:style-name="gr1" draw:text-style-name="P1" draw:layer="layout" svg:width="2.286cm" svg:height="2.286cm" svg:x="18.416cm" svg:y="10.4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806cm" svg:height="0.539cm" svg:x="19.305cm" svg:y="11.35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connector draw:style-name="gr3" draw:text-style-name="P1" draw:layer="layout" draw:type="line" svg:x1="12.956cm" svg:y1="9.552cm" svg:x2="12.954cm" svg:y2="10.465cm" draw:start-shape="id7" draw:start-glue-point="2" draw:end-shape="id2" svg:d="M12956 9552l-2 913" svg:viewBox="0 0 3 914">
          <text:p/>
        </draw:connector>
        <draw:connector draw:style-name="gr3" draw:text-style-name="P1" draw:layer="layout" draw:type="line" svg:x1="16.257cm" svg:y1="9.553cm" svg:x2="16.258cm" svg:y2="10.468cm" draw:start-shape="id8" draw:start-glue-point="2" draw:end-shape="id4" svg:d="M16257 9553l1 915" svg:viewBox="0 0 2 916">
          <text:p/>
        </draw:connector>
        <draw:connector draw:style-name="gr3" draw:text-style-name="P1" draw:layer="layout" draw:type="line" svg:x1="19.558cm" svg:y1="9.554cm" svg:x2="19.559cm" svg:y2="10.469cm" draw:start-shape="id9" draw:start-glue-point="2" draw:end-shape="id6" draw:end-glue-point="0" svg:d="M19558 9554l1 915" svg:viewBox="0 0 2 916">
          <text:p/>
        </draw:connector>
        <draw:frame draw:style-name="gr2" draw:text-style-name="P1" draw:layer="layout" svg:width="7.713cm" svg:height="1.042cm" svg:x="21.082cm" svg:y="9.90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g>
          <draw:custom-shape draw:style-name="gr1" draw:text-style-name="P1" draw:layer="layout" svg:width="2.286cm" svg:height="2.286cm" svg:x="8.713cm" svg:y="31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529cm" svg:height="0.539cm" svg:x="9.602cm" svg:y="32.154cm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draw:g>
        <draw:g xml:id="id10" draw:id="id10">
          <draw:custom-shape draw:style-name="gr1" draw:text-style-name="P1" draw:layer="layout" svg:width="2.286cm" svg:height="2.286cm" svg:x="8.714cm" svg:y="31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832cm" svg:height="0.539cm" svg:x="9.603cm" svg:y="32.155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g xml:id="id12" draw:id="id12">
          <draw:custom-shape draw:style-name="gr1" draw:text-style-name="P1" draw:layer="layout" svg:width="2.286cm" svg:height="2.286cm" svg:x="12.015cm" svg:y="31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487cm" svg:height="0.539cm" svg:x="12.904cm" svg:y="32.156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draw:g>
        <draw:g xml:id="id14" draw:id="id14">
          <draw:custom-shape draw:style-name="gr1" draw:text-style-name="P1" draw:layer="layout" svg:width="2.286cm" svg:height="2.286cm" svg:x="15.316cm" svg:y="3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789cm" svg:height="0.539cm" svg:x="16.205cm" svg:y="32.157cm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g xml:id="id16" draw:id="id16">
          <draw:custom-shape draw:style-name="gr1" draw:text-style-name="P1" draw:layer="layout" svg:width="2.286cm" svg:height="2.286cm" svg:x="11.815cm" svg:y="34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874cm" svg:height="0.539cm" svg:x="12.704cm" svg:y="34.956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draw:g>
        <draw:g xml:id="id17" draw:id="id17">
          <draw:custom-shape draw:style-name="gr1" draw:text-style-name="P1" draw:layer="layout" svg:width="2.286cm" svg:height="2.286cm" svg:x="15.116cm" svg:y="34.0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529cm" svg:height="0.539cm" svg:x="16.005cm" svg:y="34.957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 xml:id="id18" draw:id="id18">
          <draw:custom-shape draw:style-name="gr1" draw:text-style-name="P1" draw:layer="layout" svg:width="2.286cm" svg:height="2.286cm" svg:x="18.417cm" svg:y="34.0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831cm" svg:height="0.539cm" svg:x="19.306cm" svg:y="34.958cm">
            <text:p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draw:g>
        <draw:connector draw:style-name="gr3" draw:text-style-name="P1" draw:layer="layout" draw:type="line" svg:x1="9.857cm" svg:y1="33.552cm" svg:x2="12.959cm" svg:y2="37.268cm" draw:start-shape="id10" draw:start-glue-point="2" draw:end-shape="id11" svg:d="M9857 33552l3102 3716" svg:viewBox="0 0 3103 3717">
          <text:p/>
        </draw:connector>
        <draw:connector draw:style-name="gr3" draw:text-style-name="P1" draw:layer="layout" draw:type="line" svg:x1="13.158cm" svg:y1="33.553cm" svg:x2="16.26cm" svg:y2="37.269cm" draw:start-shape="id12" draw:start-glue-point="2" draw:end-shape="id13" draw:end-glue-point="0" svg:d="M13158 33553l3102 3716" svg:viewBox="0 0 3103 3717">
          <text:p/>
        </draw:connector>
        <draw:connector draw:style-name="gr3" draw:text-style-name="P1" draw:layer="layout" draw:type="line" svg:x1="16.459cm" svg:y1="33.554cm" svg:x2="19.561cm" svg:y2="37.27cm" draw:start-shape="id14" draw:start-glue-point="2" draw:end-shape="id15" draw:end-glue-point="0" svg:d="M16459 33554l3102 3716" svg:viewBox="0 0 3103 3717">
          <text:p/>
        </draw:connector>
        <draw:g>
          <draw:custom-shape draw:style-name="gr1" draw:text-style-name="P1" draw:layer="layout" svg:width="2.286cm" svg:height="2.286cm" svg:x="11.815cm" svg:y="37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529cm" svg:height="0.539cm" svg:x="12.704cm" svg:y="38.156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 xml:id="id11" draw:id="id11">
          <draw:custom-shape draw:style-name="gr1" draw:text-style-name="P1" draw:layer="layout" svg:width="2.286cm" svg:height="2.286cm" svg:x="11.816cm" svg:y="37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849cm" svg:height="0.539cm" svg:x="12.705cm" svg:y="38.157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 xml:id="id13" draw:id="id13">
          <draw:custom-shape draw:style-name="gr1" draw:text-style-name="P1" draw:layer="layout" svg:width="2.286cm" svg:height="2.286cm" svg:x="15.117cm" svg:y="37.2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504cm" svg:height="0.539cm" svg:x="16.006cm" svg:y="38.158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</draw:g>
        <draw:g xml:id="id15" draw:id="id15">
          <draw:custom-shape draw:style-name="gr1" draw:text-style-name="P1" draw:layer="layout" svg:width="2.286cm" svg:height="2.286cm" svg:x="18.418cm" svg:y="37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806cm" svg:height="0.539cm" svg:x="19.307cm" svg:y="38.159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connector draw:style-name="gr3" draw:text-style-name="P1" draw:layer="layout" draw:type="line" svg:x1="12.958cm" svg:y1="36.353cm" svg:x2="12.959cm" svg:y2="37.268cm" draw:start-shape="id16" draw:start-glue-point="2" draw:end-shape="id11" svg:d="M12958 36353l1 915" svg:viewBox="0 0 2 916">
          <text:p/>
        </draw:connector>
        <draw:connector draw:style-name="gr3" draw:text-style-name="P1" draw:layer="layout" draw:type="line" svg:x1="16.259cm" svg:y1="36.354cm" svg:x2="16.26cm" svg:y2="37.269cm" draw:start-shape="id17" draw:start-glue-point="2" draw:end-shape="id13" svg:d="M16259 36354l1 915" svg:viewBox="0 0 2 916">
          <text:p/>
        </draw:connector>
        <draw:connector draw:style-name="gr3" draw:text-style-name="P1" draw:layer="layout" draw:type="line" svg:x1="19.56cm" svg:y1="36.355cm" svg:x2="19.561cm" svg:y2="37.27cm" draw:start-shape="id18" draw:start-glue-point="2" draw:end-shape="id15" draw:end-glue-point="0" svg:d="M19560 36355l1 915" svg:viewBox="0 0 2 916">
          <text:p/>
        </draw:connector>
        <draw:frame draw:style-name="gr2" draw:text-style-name="P1" draw:layer="layout" svg:width="4.292cm" svg:height="1.659cm" svg:x="5.868cm" svg:y="32.161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g xml:id="id19" draw:id="id19">
          <draw:custom-shape draw:style-name="gr1" draw:text-style-name="P1" draw:layer="layout" svg:width="2.286cm" svg:height="2.286cm" svg:x="15.113cm" svg:y="13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521cm" svg:height="0.474cm" svg:x="16.002cm" svg:y="14.605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connector draw:style-name="gr3" draw:text-style-name="P1" draw:layer="layout" draw:type="line" svg:x1="16.256cm" svg:y1="13.716cm" svg:x2="12.954cm" svg:y2="12.751cm" draw:start-shape="id19" draw:end-shape="id2" draw:end-glue-point="2" svg:d="M16256 13716l-3302-965" svg:viewBox="0 0 3303 966">
          <text:p/>
        </draw:connector>
        <draw:connector draw:style-name="gr3" draw:text-style-name="P1" draw:layer="layout" draw:type="line" svg:x1="16.256cm" svg:y1="13.716cm" svg:x2="16.258cm" svg:y2="12.754cm" draw:start-shape="id19" draw:start-glue-point="0" draw:end-shape="id4" draw:end-glue-point="2" svg:d="M16256 13716l2-962" svg:viewBox="0 0 3 963">
          <text:p/>
        </draw:connector>
        <draw:connector draw:style-name="gr3" draw:text-style-name="P1" draw:layer="layout" draw:type="line" svg:x1="16.256cm" svg:y1="13.716cm" svg:x2="19.559cm" svg:y2="12.755cm" draw:start-shape="id19" draw:start-glue-point="0" draw:end-shape="id6" svg:d="M16256 13716l3303-961" svg:viewBox="0 0 3304 962">
          <text:p/>
        </draw:connector>
        <draw:frame draw:style-name="gr2" draw:text-style-name="P1" draw:layer="layout" svg:width="10.227cm" svg:height="2.154cm" svg:x="20.701cm" svg:y="5.339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text-style-name="P1" draw:layer="layout" svg:width="6.347cm" svg:height="1.63cm" svg:x="21.085cm" svg:y="11.324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connector draw:style-name="gr3" draw:text-style-name="P1" draw:layer="layout" draw:type="line" svg:x1="14.099cm" svg:y1="8.409cm" svg:x2="15.114cm" svg:y2="8.41cm" draw:start-shape="id7" draw:start-glue-point="1" draw:end-shape="id8" draw:end-glue-point="3" svg:d="M14099 8409l1015 1" svg:viewBox="0 0 1016 2">
          <text:p/>
        </draw:connector>
        <draw:connector draw:style-name="gr3" draw:text-style-name="P1" draw:layer="layout" draw:type="line" svg:x1="17.4cm" svg:y1="8.41cm" svg:x2="18.415cm" svg:y2="8.411cm" draw:start-shape="id8" draw:start-glue-point="1" draw:end-shape="id9" svg:d="M17400 8410l1015 1" svg:viewBox="0 0 1016 2">
          <text:p/>
        </draw:connector>
        <draw:connector draw:style-name="gr3" draw:text-style-name="P1" draw:layer="layout" draw:type="line" svg:x1="9.855cm" svg:y1="6.751cm" svg:x2="12.956cm" svg:y2="7.266cm" draw:start-shape="id1" draw:start-glue-point="2" draw:end-shape="id7" svg:d="M9855 6751l3101 515" svg:viewBox="0 0 3102 516">
          <text:p/>
        </draw:connector>
        <draw:connector draw:style-name="gr3" draw:text-style-name="P1" draw:layer="layout" draw:type="line" svg:x1="13.156cm" svg:y1="6.752cm" svg:x2="16.257cm" svg:y2="7.267cm" draw:start-shape="id3" draw:start-glue-point="2" draw:end-shape="id8" svg:d="M13156 6752l3101 515" svg:viewBox="0 0 3102 516">
          <text:p/>
        </draw:connector>
        <draw:connector draw:style-name="gr3" draw:text-style-name="P1" draw:layer="layout" draw:type="line" svg:x1="16.457cm" svg:y1="6.753cm" svg:x2="19.558cm" svg:y2="7.268cm" draw:start-shape="id5" draw:start-glue-point="2" draw:end-shape="id9" svg:d="M16457 6753l3101 515" svg:viewBox="0 0 3102 516">
          <text:p/>
        </draw:connector>
        <draw:frame draw:style-name="gr2" draw:text-style-name="P1" draw:layer="layout" svg:width="10.057cm" svg:height="2.105cm" svg:x="21.082cm" svg:y="13.108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text-style-name="P1" draw:layer="layout" svg:width="11.33cm" svg:height="1.136cm" svg:x="19.304cm" svg:y="15.602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text-style-name="P1" draw:layer="layout" svg:width="8.398cm" svg:height="1.652cm" svg:x="19.304cm" svg:y="17.402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.64cm" fo:page-height="40.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9T21:03:18.885373421</meta:creation-date>
    <dc:date>2014-11-29T22:44:19.031299245</dc:date>
    <meta:editing-duration>PT1H27M35S</meta:editing-duration>
    <meta:editing-cycles>4</meta:editing-cycles>
    <meta:generator>LibreOffice/4.2.7.2$Linux_X86_64 LibreOffice_project/420m0$Build-2</meta:generator>
    <meta:document-statistic meta:object-count="93"/>
  </office:meta>
</office:document-meta>
</file>

<file path=Object 1/content.xml><?xml version="1.0" encoding="utf-8"?>
<math xmlns="http://www.w3.org/1998/Math/MathML" display="block">
  <semantics>
    <msub>
      <mi>r</mi>
      <mrow>
        <mi>t</mi>
        <mo stretchy="false">−</mo>
        <mn>1</mn>
      </mrow>
    </msub>
    <annotation encoding="StarMath 5.0">r_{t-1}</annotation>
  </semantics>
</math>
</file>

<file path=Object 10/content.xml><?xml version="1.0" encoding="utf-8"?>
<math xmlns="http://www.w3.org/1998/Math/MathML" display="block">
  <semantics>
    <msub>
      <mi>z</mi>
      <mrow>
        <mi>t</mi>
        <mo stretchy="false">−</mo>
        <mn>1</mn>
      </mrow>
    </msub>
    <annotation encoding="StarMath 5.0">z_{t-1}</annotation>
  </semantics>
</math>
</file>

<file path=Object 11/content.xml><?xml version="1.0" encoding="utf-8"?>
<math xmlns="http://www.w3.org/1998/Math/MathML" display="block">
  <semantics>
    <msub>
      <mi>z</mi>
      <mi>t</mi>
    </msub>
    <annotation encoding="StarMath 5.0">z_t</annotation>
  </semantics>
</math>
</file>

<file path=Object 12/content.xml><?xml version="1.0" encoding="utf-8"?>
<math xmlns="http://www.w3.org/1998/Math/MathML" display="block">
  <semantics>
    <msub>
      <mi>z</mi>
      <mrow>
        <mi>t</mi>
        <mo stretchy="false">+</mo>
        <mn>1</mn>
      </mrow>
    </msub>
    <annotation encoding="StarMath 5.0">z_{t+1}</annotation>
  </semantics>
</math>
</file>

<file path=Object 13/content.xml><?xml version="1.0" encoding="utf-8"?>
<math xmlns="http://www.w3.org/1998/Math/MathML" display="block">
  <semantics>
    <msub>
      <mi>x</mi>
      <mi>t</mi>
    </msub>
    <annotation encoding="StarMath 5.0">x_t</annotation>
  </semantics>
</math>
</file>

<file path=Object 14/content.xml><?xml version="1.0" encoding="utf-8"?>
<math xmlns="http://www.w3.org/1998/Math/MathML" display="block">
  <semantics>
    <msub>
      <mi>r</mi>
      <mrow>
        <mi>t</mi>
        <mo stretchy="false">−</mo>
        <mn>1</mn>
      </mrow>
    </msub>
    <annotation encoding="StarMath 5.0">r_{t-1}</annotation>
  </semantics>
</math>
</file>

<file path=Object 15/content.xml><?xml version="1.0" encoding="utf-8"?>
<math xmlns="http://www.w3.org/1998/Math/MathML" display="block">
  <semantics>
    <msub>
      <mi>r</mi>
      <mi>t</mi>
    </msub>
    <annotation encoding="StarMath 5.0">r_t</annotation>
  </semantics>
</math>
</file>

<file path=Object 16/content.xml><?xml version="1.0" encoding="utf-8"?>
<math xmlns="http://www.w3.org/1998/Math/MathML" display="block">
  <semantics>
    <msub>
      <mi>r</mi>
      <mrow>
        <mi>t</mi>
        <mo stretchy="false">+</mo>
        <mn>1</mn>
      </mrow>
    </msub>
    <annotation encoding="StarMath 5.0">r_{t+1}</annotation>
  </semantics>
</math>
</file>

<file path=Object 17/content.xml><?xml version="1.0" encoding="utf-8"?>
<math xmlns="http://www.w3.org/1998/Math/MathML" display="block">
  <semantics>
    <msub>
      <mi>x</mi>
      <mrow>
        <mi>t</mi>
        <mo stretchy="false">−</mo>
        <mn>1</mn>
      </mrow>
    </msub>
    <annotation encoding="StarMath 5.0">x_{t-1}</annotation>
  </semantics>
</math>
</file>

<file path=Object 18/content.xml><?xml version="1.0" encoding="utf-8"?>
<math xmlns="http://www.w3.org/1998/Math/MathML" display="block">
  <semantics>
    <msub>
      <mi>x</mi>
      <mi>t</mi>
    </msub>
    <annotation encoding="StarMath 5.0">x_t</annotation>
  </semantics>
</math>
</file>

<file path=Object 19/content.xml><?xml version="1.0" encoding="utf-8"?>
<math xmlns="http://www.w3.org/1998/Math/MathML" display="block">
  <semantics>
    <msub>
      <mi>x</mi>
      <mrow>
        <mi>t</mi>
        <mo stretchy="false">+</mo>
        <mn>1</mn>
      </mrow>
    </msub>
    <annotation encoding="StarMath 5.0">x_{t+1}</annotation>
  </semantics>
</math>
</file>

<file path=Object 2/content.xml><?xml version="1.0" encoding="utf-8"?>
<math xmlns="http://www.w3.org/1998/Math/MathML" display="block">
  <semantics>
    <msub>
      <mi>x</mi>
      <mi>t</mi>
    </msub>
    <annotation encoding="StarMath 5.0">x_t</annotation>
  </semantics>
</math>
</file>

<file path=Object 20/content.xml><?xml version="1.0" encoding="utf-8"?>
<math xmlns="http://www.w3.org/1998/Math/MathML" display="block">
  <semantics>
    <msub>
      <mi>x</mi>
      <mi>t</mi>
    </msub>
    <annotation encoding="StarMath 5.0">x_t</annotation>
  </semantics>
</math>
</file>

<file path=Object 21/content.xml><?xml version="1.0" encoding="utf-8"?>
<math xmlns="http://www.w3.org/1998/Math/MathML" display="block">
  <semantics>
    <msub>
      <mi>z</mi>
      <mrow>
        <mi>t</mi>
        <mo stretchy="false">−</mo>
        <mn>1</mn>
      </mrow>
    </msub>
    <annotation encoding="StarMath 5.0">z_{t-1}</annotation>
  </semantics>
</math>
</file>

<file path=Object 22/content.xml><?xml version="1.0" encoding="utf-8"?>
<math xmlns="http://www.w3.org/1998/Math/MathML" display="block">
  <semantics>
    <msub>
      <mi>z</mi>
      <mi>t</mi>
    </msub>
    <annotation encoding="StarMath 5.0">z_t</annotation>
  </semantics>
</math>
</file>

<file path=Object 23/content.xml><?xml version="1.0" encoding="utf-8"?>
<math xmlns="http://www.w3.org/1998/Math/MathML" display="block">
  <semantics>
    <msub>
      <mi>z</mi>
      <mrow>
        <mi>t</mi>
        <mo stretchy="false">+</mo>
        <mn>1</mn>
      </mrow>
    </msub>
    <annotation encoding="StarMath 5.0">z_{t+1}</annotation>
  </semantics>
</math>
</file>

<file path=Object 24/content.xml><?xml version="1.0" encoding="utf-8"?>
<math xmlns="http://www.w3.org/1998/Math/MathML" display="block">
  <semantics>
    <mtable>
      <mtr>
        <mtd>
          <mrow>
            <msub>
              <mi>r</mi>
              <mi>t</mi>
            </msub>
            <mtext>the robot's pose</mtext>
          </mrow>
        </mtd>
      </mtr>
      <mtr>
        <mtd>
          <mrow>
            <mtext/>
            <msub>
              <mi>x</mi>
              <mi>t</mi>
            </msub>
            <mtext>the pose of the object</mtext>
          </mrow>
        </mtd>
      </mtr>
      <mtr>
        <mtd>
          <mrow>
            <mtext/>
            <msub>
              <mi>z</mi>
              <mi>t</mi>
            </msub>
            <mtext>the sensor reading</mtext>
          </mrow>
        </mtd>
      </mtr>
      <mtr>
        <mtd>
          <mtext/>
        </mtd>
      </mtr>
    </mtable>
    <annotation encoding="StarMath 5.0">r_t "the robot's pose" newline ""
x_t "the pose of the object" newline ""
z_t "the sensor reading" newline ""</annotation>
  </semantics>
</math>
</file>

<file path=Object 25/content.xml><?xml version="1.0" encoding="utf-8"?>
<math xmlns="http://www.w3.org/1998/Math/MathML" display="block">
  <semantics>
    <mtable>
      <mtr>
        <mtd>
          <mrow>
            <msub>
              <mi>r</mi>
              <mi>t</mi>
            </msub>
            <mtext>the robot's pose</mtext>
          </mrow>
        </mtd>
      </mtr>
      <mtr>
        <mtd>
          <mrow>
            <mtext/>
            <msub>
              <mi>x</mi>
              <mi>t</mi>
            </msub>
            <mtext>the pose of the object</mtext>
          </mrow>
        </mtd>
      </mtr>
      <mtr>
        <mtd>
          <mrow>
            <mtext/>
            <msub>
              <mi>z</mi>
              <mi>t</mi>
            </msub>
            <mtext>the sensor reading (bearing, distance, and rgb)</mtext>
          </mrow>
        </mtd>
      </mtr>
      <mtr>
        <mtd>
          <mrow>
            <mtext/>
            <mi>m</mi>
            <mtext>the appearance of the object represented as a voxel map </mtext>
            <mtext/>
          </mrow>
        </mtd>
      </mtr>
    </mtable>
    <annotation encoding="StarMath 5.0">r_t "the robot's pose" newline ""
x_t "the pose of the object" newline ""
z_t "the sensor reading (bearing, distance, and rgb)" newline ""
m "the appearance of the object represented as a voxel map ""</annotation>
  </semantics>
</math>
</file>

<file path=Object 26/content.xml><?xml version="1.0" encoding="utf-8"?>
<math xmlns="http://www.w3.org/1998/Math/MathML" display="block">
  <semantics>
    <mtable>
      <mtr>
        <mtd>
          <mtext>Motion Model (objects never move)</mtext>
        </mtd>
      </mtr>
      <mtr>
        <mtd>
          <mrow>
            <mtext/>
            <mi>p</mi>
            <mrow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∣</mo>
                    <msub>
                      <mi>x</mi>
                      <mrow>
                        <mi>t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1</mn>
                          <mtext>if</mtext>
                          <mrow>
                            <msub>
                              <mi>x</mi>
                              <mi>t</mi>
                            </msub>
                            <mo stretchy="false">=</mo>
                            <msub>
                              <mi>x</mi>
                              <mrow>
                                <mi>t</mi>
                                <mo stretchy="false">−</mo>
                                <mn>1</mn>
                              </mrow>
                            </msub>
                          </mrow>
                        </mrow>
                      </mtd>
                    </mtr>
                    <mtr>
                      <mtd>
                        <mrow>
                          <mn>0</mn>
                          <mtext>otherwise</mtext>
                        </mrow>
                      </mtd>
                    </mtr>
                  </mtable>
                </mrow>
                <mo fence="true" stretchy="true">}</mo>
              </mrow>
            </mrow>
          </mrow>
        </mtd>
      </mtr>
    </mtable>
    <annotation encoding="StarMath 5.0">"Motion Model (objects never move)" newline ""

p( x_t divides x_{t-1} ) = left lbrace stack{1 "if" x_t = x_{t-1} # 0 "otherwise"} right rbrace </annotation>
  </semantics>
</math>
</file>

<file path=Object 27/content.xml><?xml version="1.0" encoding="utf-8"?>
<math xmlns="http://www.w3.org/1998/Math/MathML" display="block">
  <semantics>
    <mtable>
      <mtr>
        <mtd>
          <mtext>Observation Model</mtext>
        </mtd>
      </mtr>
      <mtr>
        <mtd>
          <mrow>
            <mtext/>
            <mi>p</mi>
            <mrow>
              <mrow>
                <mo fence="true" stretchy="false">(</mo>
                <mrow>
                  <mrow>
                    <mrow>
                      <msub>
                        <mi>z</mi>
                        <mi>t</mi>
                      </msub>
                      <mo stretchy="false">∣</mo>
                      <msub>
                        <mi>x</mi>
                        <mi>t</mi>
                      </msub>
                    </mrow>
                    <mi>,</mi>
                    <msub>
                      <mi>r</mi>
                      <mi>t</mi>
                    </msub>
                    <mi>,</mi>
                    <mi>m</mi>
                  </mrow>
                </mrow>
                <mo fence="true" stretchy="false">)</mo>
              </mrow>
              <mo stretchy="false">=</mo>
              <mi>p</mi>
            </mrow>
            <mrow>
              <mo fence="true" stretchy="false">(</mo>
              <mrow>
                <mrow>
                  <msub>
                    <mi>d</mi>
                    <mi>t</mi>
                  </msub>
                  <mi>,</mi>
                  <mrow>
                    <msub>
                      <mi>c</mi>
                      <mi>t</mi>
                    </msub>
                    <mo stretchy="false">∣</mo>
                    <msub>
                      <mi>x</mi>
                      <mi>t</mi>
                    </msub>
                  </mrow>
                  <mi>,</mi>
                  <msub>
                    <mi>r</mi>
                    <mi>t</mi>
                  </msub>
                  <mi>,</mi>
                  <mi>m</mi>
                </mrow>
              </mrow>
              <mo fence="true" stretchy="false">)</mo>
            </mrow>
          </mrow>
        </mtd>
      </mtr>
      <mtr>
        <mtd>
          <mrow>
            <mtext/>
            <mrow>
              <mtext>                      </mtext>
              <mo stretchy="false">=</mo>
              <mi>p</mi>
            </mrow>
            <mrow>
              <mrow>
                <mo fence="true" stretchy="false">(</mo>
                <mrow>
                  <mrow>
                    <mrow>
                      <msub>
                        <mi>d</mi>
                        <mi>t</mi>
                      </msub>
                      <mo stretchy="false">∣</mo>
                      <msub>
                        <mi>x</mi>
                        <mi>t</mi>
                      </msub>
                    </mrow>
                    <mi>,</mi>
                    <msub>
                      <mi>r</mi>
                      <mi>t</mi>
                    </msub>
                    <mi>,</mi>
                    <mi>m</mi>
                  </mrow>
                </mrow>
                <mo fence="true" stretchy="false">)</mo>
              </mrow>
              <mo stretchy="false">×</mo>
              <mi>p</mi>
            </mrow>
            <mrow>
              <mo fence="true" stretchy="false">(</mo>
              <mrow>
                <mrow>
                  <mrow>
                    <msub>
                      <mi>c</mi>
                      <mi>t</mi>
                    </msub>
                    <mo stretchy="false">∣</mo>
                    <msub>
                      <mi>x</mi>
                      <mi>t</mi>
                    </msub>
                  </mrow>
                  <mi>,</mi>
                  <msub>
                    <mi>r</mi>
                    <mi>t</mi>
                  </msub>
                  <mi>,</mi>
                  <mi>m</mi>
                </mrow>
              </mrow>
              <mo fence="true" stretchy="false">)</mo>
            </mrow>
          </mrow>
        </mtd>
      </mtr>
      <mtr>
        <mtd>
          <mrow>
            <mtext/>
            <mrow>
              <mtext>                      </mtext>
              <mo stretchy="false">=</mo>
              <mtext>color from the model plus Gaussian noise</mtext>
            </mrow>
          </mrow>
        </mtd>
      </mtr>
    </mtable>
    <annotation encoding="StarMath 5.0">"Observation Model" newline ""

p( z_t divides x_t, r_t, m ) = p(d_t, c_t divides x_t, r_t, m) newline ""
"                      "= p(d_t divides x_t, r_t, m) times p(c_t divides x_t, r_t, m) newline ""
"                      "= "color from the model plus Gaussian noise"</annotation>
  </semantics>
</math>
</file>

<file path=Object 28/content.xml><?xml version="1.0" encoding="utf-8"?>
<math xmlns="http://www.w3.org/1998/Math/MathML" display="block">
  <semantics>
    <mtable>
      <mtr>
        <mtd>
          <mtext>Time Update</mtext>
        </mtd>
      </mtr>
      <mtr>
        <mtd>
          <mrow>
            <mtext/>
            <mi>p</mi>
            <mrow>
              <mrow>
                <mo fence="true" stretchy="false">(</mo>
                <mrow>
                  <mrow>
                    <mrow>
                      <msub>
                        <mi>x</mi>
                        <mi>t</mi>
                      </msub>
                      <mo stretchy="false">∣</mo>
                      <msub>
                        <mi>z</mi>
                        <mrow>
                          <mn>1.</mn>
                          <mn>..</mn>
                          <mrow>
                            <mi>t</mi>
                            <mo stretchy="false">−</mo>
                            <mn>1</mn>
                          </mrow>
                        </mrow>
                      </msub>
                    </mrow>
                    <mi>,</mi>
                    <msub>
                      <mi>r</mi>
                      <mi>t</mi>
                    </msub>
                    <mi>,</mi>
                    <mi>m</mi>
                  </mrow>
                </mrow>
                <mo fence="true" stretchy="false">)</mo>
              </mrow>
              <mo stretchy="false">=</mo>
              <mrow>
                <mo stretchy="false">∫</mo>
                <mi>p</mi>
              </mrow>
            </mrow>
            <mrow>
              <mo fence="true" stretchy="false">(</mo>
              <mrow>
                <mrow>
                  <mrow>
                    <msub>
                      <mi>x</mi>
                      <mi>t</mi>
                    </msub>
                    <mo stretchy="false">∣</mo>
                    <msub>
                      <mi>x</mi>
                      <mrow>
                        <mi>t</mi>
                        <mo stretchy="false">−</mo>
                        <mn>1</mn>
                      </mrow>
                    </msub>
                  </mrow>
                  <mi>,</mi>
                  <msub>
                    <mi>r</mi>
                    <mi>t</mi>
                  </msub>
                </mrow>
              </mrow>
              <mo fence="true" stretchy="false">)</mo>
            </mrow>
            <mi>p</mi>
            <mrow>
              <mo fence="true" stretchy="false">(</mo>
              <mrow>
                <mrow>
                  <mrow>
                    <msub>
                      <mi>x</mi>
                      <mrow>
                        <mi>t</mi>
                        <mo stretchy="false">−</mo>
                        <mn>1</mn>
                      </mrow>
                    </msub>
                    <mo stretchy="false">∣</mo>
                    <mi>m</mi>
                  </mrow>
                  <mi>,</mi>
                  <msub>
                    <mi>z</mi>
                    <mrow>
                      <mn>0.</mn>
                      <mn>..</mn>
                      <mrow>
                        <mi>t</mi>
                        <mo stretchy="false">−</mo>
                        <mn>1</mn>
                      </mrow>
                    </mrow>
                  </msub>
                  <mi>,</mi>
                  <msub>
                    <mi>r</mi>
                    <mrow>
                      <mn>0.</mn>
                      <mn>..</mn>
                      <mrow>
                        <mi>t</mi>
                        <mo stretchy="false">−</mo>
                        <mn>1</mn>
                      </mrow>
                    </mrow>
                  </msub>
                </mrow>
              </mrow>
              <mo fence="true" stretchy="false">)</mo>
            </mrow>
            <msub>
              <mi mathvariant="italic">dx</mi>
              <mrow>
                <mi>t</mi>
                <mo stretchy="false">−</mo>
                <mn>1</mn>
              </mrow>
            </msub>
          </mrow>
        </mtd>
      </mtr>
    </mtable>
    <annotation encoding="StarMath 5.0">"Time Update" newline ""

p( x_t divides z_{1...t-1}, r_t, m ) = int p( x_t divides x_{t-1}, r_{t} ) p( x_{t-1} divides m, z_{0...t-1},  r_{0...t-1} ) dx_{ t-1} </annotation>
  </semantics>
</math>
</file>

<file path=Object 29/content.xml><?xml version="1.0" encoding="utf-8"?>
<math xmlns="http://www.w3.org/1998/Math/MathML" display="block">
  <semantics>
    <mtable>
      <mtr>
        <mtd>
          <mtext>Measurement Update</mtext>
        </mtd>
      </mtr>
      <mtr>
        <mtd>
          <mrow>
            <mtext/>
            <mi>p</mi>
            <mrow>
              <mrow>
                <mo fence="true" stretchy="false">(</mo>
                <mrow>
                  <mrow>
                    <mrow>
                      <msub>
                        <mi>x</mi>
                        <mi>t</mi>
                      </msub>
                      <mo stretchy="false">∣</mo>
                      <msub>
                        <mi>z</mi>
                        <mrow>
                          <mn>1.</mn>
                          <mn>..</mn>
                          <mi>t</mi>
                        </mrow>
                      </msub>
                    </mrow>
                    <mi>,</mi>
                    <msub>
                      <mi>x</mi>
                      <mi>t</mi>
                    </msub>
                    <mi>,</mi>
                    <msub>
                      <mi>r</mi>
                      <mi>t</mi>
                    </msub>
                    <mi>,</mi>
                    <mi>m</mi>
                  </mrow>
                </mrow>
                <mo fence="true" stretchy="false">)</mo>
              </mrow>
              <mo stretchy="false">=</mo>
              <mfrac>
                <mrow>
                  <mi>p</mi>
                  <mrow>
                    <mo fence="true" stretchy="false">(</mo>
                    <mrow>
                      <mrow>
                        <mrow>
                          <msub>
                            <mi>z</mi>
                            <mi>t</mi>
                          </msub>
                          <mo stretchy="false">∣</mo>
                          <msub>
                            <mi>x</mi>
                            <mi>t</mi>
                          </msub>
                        </mrow>
                        <mi>,</mi>
                        <msub>
                          <mi>r</mi>
                          <mi>t</mi>
                        </msub>
                        <mi>,</mi>
                        <mi>m</mi>
                      </mrow>
                    </mrow>
                    <mo fence="true" stretchy="false">)</mo>
                  </mrow>
                  <mi>p</mi>
                  <mrow>
                    <mo fence="true" stretchy="false">(</mo>
                    <mrow>
                      <mrow>
                        <msub>
                          <mi>x</mi>
                          <mi>t</mi>
                        </msub>
                        <mo stretchy="false">∣</mo>
                        <msub>
                          <mi>z</mi>
                          <mrow>
                            <mn>0.</mn>
                            <mn>..</mn>
                            <mrow>
                              <mi>t</mi>
                              <mo stretchy="false">−</mo>
                              <mn>1</mn>
                            </mrow>
                          </mrow>
                        </msub>
                      </mrow>
                    </mrow>
                    <mo fence="true" stretchy="false">)</mo>
                  </mrow>
                </mrow>
                <mrow>
                  <mi>p</mi>
                  <mrow>
                    <mo fence="true" stretchy="false">(</mo>
                    <mrow>
                      <mrow>
                        <mrow>
                          <msub>
                            <mi>z</mi>
                            <mi>t</mi>
                          </msub>
                          <mo stretchy="false">∣</mo>
                          <msub>
                            <mi>z</mi>
                            <mrow>
                              <mn>0.</mn>
                              <mn>..</mn>
                              <mrow>
                                <mi>t</mi>
                                <mo stretchy="false">−</mo>
                                <mn>1</mn>
                              </mrow>
                            </mrow>
                          </msub>
                        </mrow>
                        <mi>,</mi>
                        <msub>
                          <mi>r</mi>
                          <mrow>
                            <mn>0.</mn>
                            <mn>..</mn>
                            <mi>t</mi>
                          </mrow>
                        </msub>
                      </mrow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"Measurement Update" newline ""

p( x_t divides z_{1...t}, x_t, r_t, m ) = { p(z_t divides x_t, r_t, m) p(x_t divides z_{0...t-1}) } over { p(z_t divides z_{0...t-1}, r_{0...t}) }</annotation>
  </semantics>
</math>
</file>

<file path=Object 3/content.xml><?xml version="1.0" encoding="utf-8"?>
<math xmlns="http://www.w3.org/1998/Math/MathML" display="block">
  <semantics>
    <msub>
      <mi>r</mi>
      <mi>t</mi>
    </msub>
    <annotation encoding="StarMath 5.0">r_t</annotation>
  </semantics>
</math>
</file>

<file path=Object 4/content.xml><?xml version="1.0" encoding="utf-8"?>
<math xmlns="http://www.w3.org/1998/Math/MathML" display="block">
  <semantics>
    <msub>
      <mi>r</mi>
      <mrow>
        <mi>t</mi>
        <mo stretchy="false">+</mo>
        <mn>1</mn>
      </mrow>
    </msub>
    <annotation encoding="StarMath 5.0">r_{t+1}</annotation>
  </semantics>
</math>
</file>

<file path=Object 5/content.xml><?xml version="1.0" encoding="utf-8"?>
<math xmlns="http://www.w3.org/1998/Math/MathML" display="block">
  <semantics>
    <mtable>
      <mtr>
        <mtd>
          <mtext>State Estimation (localization)</mtext>
        </mtd>
      </mtr>
      <mtr>
        <mtd>
          <mrow>
            <mtext/>
            <mi>p</mi>
            <mrow>
              <mo fence="true" stretchy="false">(</mo>
              <mrow>
                <mrow>
                  <msub>
                    <mi>x</mi>
                    <mn>0</mn>
                  </msub>
                  <mn>...</mn>
                  <mrow>
                    <msub>
                      <mi>x</mi>
                      <mi>t</mi>
                    </msub>
                    <mo stretchy="false">∣</mo>
                    <msub>
                      <mi>z</mi>
                      <mn>0</mn>
                    </msub>
                  </mrow>
                  <mn>...</mn>
                  <msub>
                    <mi>z</mi>
                    <mi>t</mi>
                  </msub>
                  <mi>,</mi>
                  <msub>
                    <mi>r</mi>
                    <mn>0</mn>
                  </msub>
                  <mn>...</mn>
                  <msub>
                    <mi>r</mi>
                    <mi>t</mi>
                  </msub>
                </mrow>
              </mrow>
              <mo fence="true" stretchy="false">)</mo>
            </mrow>
            <mi>p</mi>
            <mrow>
              <mo fence="true" stretchy="false">(</mo>
              <mrow>
                <mrow>
                  <mrow>
                    <msub>
                      <mi>x</mi>
                      <mi>t</mi>
                    </msub>
                    <mo stretchy="false">∣</mo>
                    <msub>
                      <mi>z</mi>
                      <mn>0</mn>
                    </msub>
                  </mrow>
                  <mn>...</mn>
                  <msub>
                    <mi>z</mi>
                    <mi>t</mi>
                  </msub>
                  <mi>,</mi>
                  <msub>
                    <mi>r</mi>
                    <mn>0</mn>
                  </msub>
                  <mn>...</mn>
                  <msub>
                    <mi>r</mi>
                    <mi>t</mi>
                  </msub>
                </mrow>
              </mrow>
              <mo fence="true" stretchy="false">)</mo>
            </mrow>
          </mrow>
        </mtd>
      </mtr>
    </mtable>
    <annotation encoding="StarMath 5.0">"State Estimation (localization)" newline ""

p( x_0 ... x_t divides z_0 ... z_t , r_0 ... r_t )

p( x_t divides z_0 ... z_t, r_0 ... r_t )</annotation>
  </semantics>
</math>
</file>

<file path=Object 6/content.xml><?xml version="1.0" encoding="utf-8"?>
<math xmlns="http://www.w3.org/1998/Math/MathML" display="block">
  <semantics>
    <msub>
      <mi>x</mi>
      <mrow>
        <mi>t</mi>
        <mo stretchy="false">−</mo>
        <mn>1</mn>
      </mrow>
    </msub>
    <annotation encoding="StarMath 5.0">x_{t-1}</annotation>
  </semantics>
</math>
</file>

<file path=Object 7/content.xml><?xml version="1.0" encoding="utf-8"?>
<math xmlns="http://www.w3.org/1998/Math/MathML" display="block">
  <semantics>
    <msub>
      <mi>x</mi>
      <mi>t</mi>
    </msub>
    <annotation encoding="StarMath 5.0">x_t</annotation>
  </semantics>
</math>
</file>

<file path=Object 8/content.xml><?xml version="1.0" encoding="utf-8"?>
<math xmlns="http://www.w3.org/1998/Math/MathML" display="block">
  <semantics>
    <msub>
      <mi>x</mi>
      <mrow>
        <mi>t</mi>
        <mo stretchy="false">+</mo>
        <mn>1</mn>
      </mrow>
    </msub>
    <annotation encoding="StarMath 5.0">x_{t+1}</annotation>
  </semantics>
</math>
</file>

<file path=Object 9/content.xml><?xml version="1.0" encoding="utf-8"?>
<math xmlns="http://www.w3.org/1998/Math/MathML" display="block">
  <semantics>
    <mi>m</mi>
    <annotation encoding="StarMath 5.0">m</annotation>
  </semantics>
</math>
</file>